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T24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5" style:parent-style-name="Основнойшрифтабзаца" style:family="text">
      <style:text-properties style:font-name="Courier New" fo:language="en" fo:country="US"/>
    </style:style>
    <style:style style:name="T26" style:parent-style-name="Основнойшрифтабзаца" style:family="text">
      <style:text-properties style:font-name="Courier New"/>
    </style:style>
    <style:style style:name="T27" style:parent-style-name="Основнойшрифтабзаца" style:family="text">
      <style:text-properties style:font-name="Courier New" fo:language="en" fo:country="US"/>
    </style:style>
    <style:style style:name="P28" style:parent-style-name="Textbody" style:family="paragraph">
      <style:paragraph-properties fo:margin-bottom="0.0833in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font-weight="bold" style:font-weight-asian="bold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style:letter-kerning="false" style:text-position="super 64.2%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Textbody" style:family="paragraph">
      <style:paragraph-properties fo:margin-bottom="0.0833in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font-weight="bold" style:font-weight-asian="bold"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font-weight="bold" style:font-weight-asian="bold"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font-weight="bold" style:font-weight-asian="bold"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Textbody" style:family="paragraph">
      <style:paragraph-properties fo:margin-bottom="0.0833in"/>
    </style:style>
    <style:style style:name="T47" style:parent-style-name="Основнойшрифтабзаца" style:family="text">
      <style:text-properties fo:font-weight="bold" style:font-weight-asian="bold"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Textbody" style:family="paragraph">
      <style:paragraph-properties fo:margin-bottom="0.0833in"/>
    </style:style>
    <style:style style:name="T50" style:parent-style-name="Основнойшрифтабзаца" style:family="text">
      <style:text-properties fo:font-weight="bold" style:font-weight-asian="bold"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Textbody" style:family="paragraph">
      <style:paragraph-properties fo:margin-bottom="0.0833in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Textbody" style:family="paragraph">
      <style:paragraph-properties fo:margin-bottom="0.0833in"/>
    </style:style>
    <style:style style:name="T58" style:parent-style-name="Основнойшрифтабзаца" style:family="text">
      <style:text-properties fo:font-weight="bold" style:font-weight-asian="bold"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Textbody" style:family="paragraph">
      <style:paragraph-properties fo:margin-bottom="0.0833in"/>
    </style:style>
    <style:style style:name="T61" style:parent-style-name="Основнойшрифтабзаца" style:family="text">
      <style:text-properties fo:font-weight="bold" style:font-weight-asian="bold"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Textbody" style:family="paragraph">
      <style:paragraph-properties fo:margin-bottom="0.0833in"/>
    </style:style>
    <style:style style:name="T64" style:parent-style-name="Основнойшрифтабзаца" style:family="text">
      <style:text-properties fo:font-weight="bold" style:font-weight-asian="bold"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Textbody" style:family="paragraph">
      <style:paragraph-properties fo:margin-bottom="0.0833in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margin-bottom="0.0833in"/>
    </style:style>
    <style:style style:name="T71" style:parent-style-name="Основнойшрифтабзаца" style:family="text">
      <style:text-properties fo:font-weight="bold" style:font-weight-asian="bold"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Textbody" style:family="paragraph">
      <style:paragraph-properties fo:margin-bottom="0.0833in"/>
    </style:style>
    <style:style style:name="T74" style:parent-style-name="Основнойшрифтабзаца" style:family="text">
      <style:text-properties fo:font-weight="bold" style:font-weight-asian="bold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>
      <style:paragraph-properties fo:margin-bottom="0.0833in"/>
    </style:style>
    <style:style style:name="T77" style:parent-style-name="Основнойшрифтабзаца" style:family="text">
      <style:text-properties fo:font-weight="bold" style:font-weight-asian="bold"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margin-bottom="0.0833in"/>
    </style:style>
    <style:style style:name="T80" style:parent-style-name="Основнойшрифтабзаца" style:family="text">
      <style:text-properties fo:font-weight="bold" style:font-weight-asian="bold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style:text-position="sub 64.2%"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Textbody" style:family="paragraph">
      <style:paragraph-properties fo:margin-bottom="0.0833in"/>
    </style:style>
    <style:style style:name="T85" style:parent-style-name="Основнойшрифтабзаца" style:family="text">
      <style:text-properties fo:font-weight="bold" style:font-weight-asian="bold"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style:text-position="sub 64.2%"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paragraph-properties fo:margin-bottom="0.0833in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font-weight="bold" style:font-weight-asian="bold"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font-weight="bold" style:font-weight-asian="bold"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text-properties fo:language="en" fo:country="US"/>
    </style:style>
    <style:style style:name="P98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teampt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 steam</text:span><text:span text:style-name="T11"><text:s/>by<text:s/></text:span><text:span text:style-name="T12">pressure</text:span><text:span text:style-name="T13"><text:s/>and<text:s/></text:span><text:span text:style-name="T14">temperature</text:span><text:span text:style-name="T15">. Range: for pressure – from 0.09 to 50 MPa, for temperature – from 10 to 800 °С.</text:span></text:p>
            <text:p text:style-name="P16">Record of the<text:s/>function appears as follows:</text:p>
            <text:p text:style-name="P17"><text:span text:style-name="T18">steampt</text:span><text:span text:style-name="T19">(P, T, flag);</text:span></text:p>
            <text:p text:style-name="P20">For example, record</text:p>
            <text:p text:style-name="P21"><text:span text:style-name="T22">v_spec<text:s/></text:span><text:span text:style-name="T23">=<text:s/></text:span><text:span text:style-name="T24">steampt</text:span><text:span text:style-name="T25">(1</text:span><text:span text:style-name="T26">е</text:span><text:span text:style-name="T27">5, 150, 4);</text:span></text:p>
            <text:p text:style-name="P28"><text:span text:style-name="T29">corresponds to calculation of specific volume of water steam<text:s/></text:span><text:span text:style-name="T30">v_spec</text:span><text:span text:style-name="T31"><text:s/>(</text:span><text:span text:style-name="T32">flag</text:span><text:span text:style-name="T33"><text:s/>is equal to 4) with pressure of 1·10</text:span><text:span text:style-name="T34">5</text:span><text:span text:style-name="T35"><text:s/>Pa (0.1 MPa) and temperature of 150 °</text:span>С<text:span text:style-name="T36">.</text:span></text:p>
            <text:p text:style-name="P37"><text:span text:style-name="T38">Val</text:span><text:span text:style-name="T39">ues of parameter<text:s/></text:span><text:span text:style-name="T40">flag</text:span><text:span text:style-name="T41"><text:s/>can vary from 1 to 12 and correspond to calculation of the following thermodynamic characteristics of<text:s/></text:span><text:span text:style-name="T42">water</text:span><text:span text:style-name="T43"><text:s/></text:span><text:span text:style-name="T44">steam</text:span><text:span text:style-name="T45">:</text:span></text:p>
            <text:p text:style-name="P46"><text:span text:style-name="T47">1</text:span><text:span text:style-name="T48"><text:s/>– pressure;</text:span></text:p>
            <text:p text:style-name="P49"><text:span text:style-name="T50">2</text:span><text:span text:style-name="T51"><text:s/>– temperature;</text:span></text:p>
            <text:p text:style-name="P52"><text:span text:style-name="T53">3</text:span><text:span text:style-name="T54"><text:s/>–<text:s/></text:span><text:span text:style-name="T55">enthalpy</text:span><text:span text:style-name="T56">;</text:span></text:p>
            <text:p text:style-name="P57"><text:span text:style-name="T58">4</text:span><text:span text:style-name="T59"><text:s/>– specific volume;</text:span></text:p>
            <text:p text:style-name="P60"><text:span text:style-name="T61">5</text:span><text:span text:style-name="T62"><text:s/>– Prandtl number;</text:span></text:p>
            <text:p text:style-name="P63"><text:span text:style-name="T64">6</text:span><text:span text:style-name="T65"><text:s/>– dynamic viscosity;</text:span></text:p>
            <text:p text:style-name="P66"><text:span text:style-name="T67">7</text:span><text:span text:style-name="T68"><text:s/>– heat co</text:span><text:span text:style-name="T69">nductivity factor;</text:span></text:p>
            <text:p text:style-name="P70"><text:span text:style-name="T71">8</text:span><text:span text:style-name="T72"><text:s/>– entropy;</text:span></text:p>
            <text:p text:style-name="P73"><text:span text:style-name="T74">9</text:span><text:span text:style-name="T75"><text:s/>– specific heat capacity Cp;</text:span></text:p>
            <text:p text:style-name="P76"><text:span text:style-name="T77">10</text:span><text:span text:style-name="T78"><text:s/>– specific heat capacity Cv;</text:span></text:p>
            <text:p text:style-name="P79"><text:span text:style-name="T80">11</text:span><text:span text:style-name="T81"><text:s/>– derivative density for enthalpy with constant pressure (∂ρ/∂i)</text:span><text:span text:style-name="T82">P</text:span><text:span text:style-name="T83">;</text:span></text:p>
            <text:p text:style-name="P84"><text:span text:style-name="T85">12</text:span><text:span text:style-name="T86"><text:s/>– derivative density for pressure with constant volume (∂ρ/∂p)</text:span><text:span text:style-name="T87">V</text:span><text:span text:style-name="T88">;</text:span></text:p>
            <text:p text:style-name="P89"><text:span text:style-name="T90">Input parameters and<text:s/></text:span><text:span text:style-name="T91">return values of thermodynamic parameters of<text:s/></text:span><text:span text:style-name="T92">water</text:span><text:span text:style-name="T93"><text:s/></text:span><text:span text:style-name="T94">steam</text:span><text:span text:style-name="T95"><text:s/>are presented in SI system (except temperature that is measured in °</text:span>С<text:span text:style-name="T96">).</text:span></text:p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teampt</dc:title>
    <dc:creator>Виктория</dc:creator>
    <meta:creation-date>2014-06-17T11:22:00Z</meta:creation-date>
    <dc:date>2014-06-17T12:02:00Z</dc:date>
    <meta:template xlink:href="Normal" xlink:type="simple"/>
    <meta:editing-cycles>3</meta:editing-cycles>
    <meta:editing-duration>PT11400S</meta:editing-duration>
    <meta:document-statistic meta:page-count="1" meta:paragraph-count="2" meta:word-count="162" meta:character-count="1084" meta:row-count="7" meta:non-whitespace-character-count="924"/>
  </office:meta>
</office:document-meta>
</file>